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Reference Sans Serif" svg:font-family="MS Reference Sans Serif" style:font-family-generic="swiss" style:font-pitch="variable" svg:panose-1="2 11 6 4 3 5 4 4 2 4"/>
    <style:font-face style:name="0" svg:font-family="0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ableColumn3" style:family="table-column">
      <style:table-column-properties style:column-width="1.7888in" style:use-optimal-column-width="false"/>
    </style:style>
    <style:style style:name="TableColumn4" style:family="table-column">
      <style:table-column-properties style:column-width="4.4604in" style:use-optimal-column-width="false"/>
    </style:style>
    <style:style style:name="Table2" style:family="table">
      <style:table-properties style:width="6.24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808080" fo:font-size="12pt" style:font-size-asian="12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1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8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0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8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4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5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5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5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5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5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5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6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63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6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69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7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7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7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7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7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79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8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8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8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85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8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8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9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93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9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Cell9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9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0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0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0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04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0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0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0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0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0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1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2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2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2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25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2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2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2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29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3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3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3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3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3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3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4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4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4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43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4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4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4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4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4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4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5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6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6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6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6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6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6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6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68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6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7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7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7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7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7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77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78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7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80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8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82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83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84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8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8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8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19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19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19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193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9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9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9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19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9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19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0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1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21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21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1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14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1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1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17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1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1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2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3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23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23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3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3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3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38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39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24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4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4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4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24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24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50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25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5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5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5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6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6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6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6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6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6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7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7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7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7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7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7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8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8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8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28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89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9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9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9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29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29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299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0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0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0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0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0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09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1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1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14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1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1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1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2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2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2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3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3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3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33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37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3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3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4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4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4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4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5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51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5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55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5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5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6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61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6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65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68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6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7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73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7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7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78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7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8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38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8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8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8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38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9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9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9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397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39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39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0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05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0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0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10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11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1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15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16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1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2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2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26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29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3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3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3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37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3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3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42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43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4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47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4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4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5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69in solid #FFFFFF" fo:border-left="0.0069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55" style:parent-style-name="Основнойшрифтабзаца" style:family="text">
      <style:text-properties style:font-name="MS Reference Sans Serif" style:font-name-asian="MS Reference Sans Serif" style:font-name-complex="MS Reference Sans Serif" fo:font-weight="bold" style:font-weight-asian="bold" fo:color="#000000" fo:font-size="12pt" style:font-size-asian="12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58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61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62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6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6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6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6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6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46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6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47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47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7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 fo:language="en" fo:country="US"/>
    </style:style>
    <style:style style:name="T47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476" style:parent-style-name="Основнойшрифтабзаца" style:family="text">
      <style:text-properties style:font-name="MS Reference Sans Serif" style:font-name-asian="MS Reference Sans Serif" style:font-name-complex="MS Reference Sans Serif" fo:color="#808080" fo:font-size="12pt" style:font-size-asian="12pt"/>
    </style:style>
    <style:style style:name="TableCell47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478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79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0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1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2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3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4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5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6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7" style:parent-style-name="Основнойшрифтабзаца" style:family="text">
      <style:text-properties style:font-name="MS Reference Sans Serif" style:font-name-asian="MS Reference Sans Serif" style:font-name-complex="MS Reference Sans Serif" fo:color="#000000" fo:font-size="12pt" style:font-size-asian="12pt"/>
    </style:style>
    <style:style style:name="T488" style:parent-style-name="Основнойшрифтабзаца" style:family="text">
      <style:text-properties style:font-name="0" style:font-name-asian="0" style:font-name-complex="0" fo:font-weight="bold" style:font-weight-asian="bold" fo:color="#000000" fo:font-size="12pt" style:font-size-asian="12pt"/>
    </style:style>
    <style:style style:name="TableColumn490" style:family="table-column">
      <style:table-column-properties style:column-width="1.7888in" style:use-optimal-column-width="false"/>
    </style:style>
    <style:style style:name="TableColumn491" style:family="table-column">
      <style:table-column-properties style:column-width="4.4604in" style:use-optimal-column-width="false"/>
    </style:style>
    <style:style style:name="Table489" style:family="table">
      <style:table-properties style:width="6.2493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94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497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0.0104in solid #FFFFFF" fo:border-left="0.0069in solid #FFFFFF" fo:border-bottom="0.0104in solid #FFFFFF" fo:border-right="0.0104in solid #FFFFFF" fo:background-color="#FFFFFF" fo:padding-top="0in" fo:padding-left="0.075in" fo:padding-bottom="0in" fo:padding-right="0.075in"/>
    </style:style>
    <style:style style:name="TableCell500" style:family="table-cell">
      <style:table-cell-properties fo:border-top="0.0104in solid #FFFFFF" fo:border-left="0.0104in solid #FFFFFF" fo:border-bottom="0.0104in solid #FFFFFF" fo:border-right="0.0069in solid #FFFFFF" fo:background-color="#FFFFFF" fo:padding-top="0in" fo:padding-left="0.075in" fo:padding-bottom="0in" fo:padding-right="0.075in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Обычный"/>
      <text:p text:style-name="Обычный"><draw:frame draw:z-index="251658240" draw:id="id0" draw:style-name="a0" draw:name="Picture 1" text:anchor-type="as-char" svg:x="0in" svg:y="0in" svg:width="1.55972in" svg:height="1.5597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Обычный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Обычный"><text:span text:style-name="T7">Абдукаримов Абдурашид Абдулхамитович</text:span></text:p>
          </table:table-cell>
          <table:covered-table-cell/>
        </table:table-row>
        <table:table-row table:style-name="TableRow8">
          <table:table-cell table:style-name="TableCell9">
            <text:p text:style-name="Обычный"/>
          </table:table-cell>
          <table:table-cell table:style-name="TableCell10">
            <text:p text:style-name="Обычный"/>
          </table:table-cell>
        </table:table-row>
        <table:table-row table:style-name="TableRow11">
          <table:table-cell table:style-name="TableCell12">
            <text:p text:style-name="Обычный"><text:span text:style-name="T13">Желаемая должность:</text:span></text:p>
          </table:table-cell>
          <table:table-cell table:style-name="TableCell14">
            <text:p text:style-name="Обычный"><text:span text:style-name="T15">Менеджер проектов, переводчик, бизнес-консультант, аналитик<text:s/></text:span></text:p>
          </table:table-cell>
        </table:table-row>
        <table:table-row table:style-name="TableRow16">
          <table:table-cell table:style-name="TableCell17">
            <text:p text:style-name="Обычный"><text:span text:style-name="T18">Зарплата:</text:span></text:p>
          </table:table-cell>
          <table:table-cell table:style-name="TableCell19">
            <text:p text:style-name="Обычный"><text:span text:style-name="T20">По договоренности<text:s/></text:span></text:p>
          </table:table-cell>
        </table:table-row>
        <table:table-row table:style-name="TableRow21">
          <table:table-cell table:style-name="TableCell22">
            <text:p text:style-name="Обычный"><text:span text:style-name="T23">Тип работы:</text:span></text:p>
          </table:table-cell>
          <table:table-cell table:style-name="TableCell24">
            <text:p text:style-name="Обычный"><text:span text:style-name="T25">Не указано</text:span></text:p>
          </table:table-cell>
        </table:table-row>
        <table:table-row table:style-name="TableRow26">
          <table:table-cell table:style-name="TableCell27">
            <text:p text:style-name="Обычный"><text:span text:style-name="T28">Место работы:</text:span></text:p>
          </table:table-cell>
          <table:table-cell table:style-name="TableCell29">
            <text:p text:style-name="Обычный"><text:span text:style-name="T30">не имеет значения</text:span></text:p>
          </table:table-cell>
        </table:table-row>
        <table:table-row table:style-name="TableRow31">
          <table:table-cell table:style-name="TableCell32">
            <text:p text:style-name="Обычный"/>
          </table:table-cell>
          <table:table-cell table:style-name="TableCell33">
            <text:p text:style-name="Обычный"/>
          </table:table-cell>
        </table:table-row>
        <table:table-row table:style-name="TableRow34">
          <table:table-cell table:style-name="TableCell35">
            <text:p text:style-name="Обычный"><text:span text:style-name="T36">Ф.И.О.:</text:span></text:p>
          </table:table-cell>
          <table:table-cell table:style-name="TableCell37">
            <text:p text:style-name="Обычный"><text:span text:style-name="T38">Абдукаримов Абдурашид Абдулхамитович</text:span></text:p>
          </table:table-cell>
        </table:table-row>
        <table:table-row table:style-name="TableRow39">
          <table:table-cell table:style-name="TableCell40">
            <text:p text:style-name="Обычный"><text:span text:style-name="T41">Телефон:</text:span></text:p>
          </table:table-cell>
          <table:table-cell table:style-name="TableCell42">
            <text:p text:style-name="Обычный"><text:span text:style-name="T43">+998950833850</text:span></text:p>
          </table:table-cell>
        </table:table-row>
        <table:table-row table:style-name="TableRow44">
          <table:table-cell table:style-name="TableCell45">
            <text:p text:style-name="Обычный"><text:span text:style-name="T46">Электронная почта:</text:span></text:p>
          </table:table-cell>
          <table:table-cell table:style-name="TableCell47">
            <text:p text:style-name="Обычный"><text:span text:style-name="T48">a</text:span><text:span text:style-name="T49">.</text:span><text:span text:style-name="T50">a</text:span><text:span text:style-name="T51">.</text:span><text:span text:style-name="T52">abdukarimov</text:span><text:span text:style-name="T53">@tutamail.com</text:span></text:p>
          </table:table-cell>
        </table:table-row>
        <table:table-row table:style-name="TableRow54">
          <table:table-cell table:style-name="TableCell55">
            <text:p text:style-name="Обычный"><text:span text:style-name="T56">Другие контакты:</text:span></text:p>
          </table:table-cell>
          <table:table-cell table:style-name="TableCell57">
            <text:p text:style-name="Обычный"/>
          </table:table-cell>
        </table:table-row>
        <table:table-row table:style-name="TableRow58">
          <table:table-cell table:style-name="TableCell59">
            <text:p text:style-name="Обычный"/>
          </table:table-cell>
          <table:table-cell table:style-name="TableCell60">
            <text:p text:style-name="Обычный"/>
          </table:table-cell>
        </table:table-row>
        <table:table-row table:style-name="TableRow61">
          <table:table-cell table:style-name="TableCell62" table:number-columns-spanned="2">
            <text:p text:style-name="Обычный"><text:span text:style-name="T63">Личная информация</text:span></text:p>
          </table:table-cell>
          <table:covered-table-cell/>
        </table:table-row>
        <table:table-row table:style-name="TableRow64">
          <table:table-cell table:style-name="TableCell65">
            <text:p text:style-name="Обычный"/>
          </table:table-cell>
          <table:table-cell table:style-name="TableCell66">
            <text:p text:style-name="Обычный"/>
          </table:table-cell>
        </table:table-row>
        <table:table-row table:style-name="TableRow67">
          <table:table-cell table:style-name="TableCell68">
            <text:p text:style-name="Обычный"><text:span text:style-name="T69">Город проживания:</text:span></text:p>
          </table:table-cell>
          <table:table-cell table:style-name="TableCell70">
            <text:p text:style-name="Обычный"><text:span text:style-name="T71">Ташкент, готов к переезду</text:span></text:p>
          </table:table-cell>
        </table:table-row>
        <table:table-row table:style-name="TableRow72">
          <table:table-cell table:style-name="TableCell73">
            <text:p text:style-name="Обычный"><text:span text:style-name="T74">Образование:</text:span></text:p>
          </table:table-cell>
          <table:table-cell table:style-name="TableCell75">
            <text:p text:style-name="Обычный"><text:span text:style-name="T76">Высшее</text:span></text:p>
          </table:table-cell>
        </table:table-row>
        <table:table-row table:style-name="TableRow77">
          <table:table-cell table:style-name="TableCell78">
            <text:p text:style-name="Обычный"><text:span text:style-name="T79">Дата рождения:</text:span></text:p>
          </table:table-cell>
          <table:table-cell table:style-name="TableCell80">
            <text:p text:style-name="Обычный"><text:span text:style-name="T81">22 марта 1977 г. (48 </text:span><text:span text:style-name="T82">лет)</text:span></text:p>
          </table:table-cell>
        </table:table-row>
        <table:table-row table:style-name="TableRow83">
          <table:table-cell table:style-name="TableCell84">
            <text:p text:style-name="Обычный"><text:span text:style-name="T85">Семейное положение:</text:span></text:p>
          </table:table-cell>
          <table:table-cell table:style-name="TableCell86">
            <text:p text:style-name="Обычный"><text:span text:style-name="T87">Женат, есть дети</text:span></text:p>
          </table:table-cell>
        </table:table-row>
        <table:table-row table:style-name="TableRow88">
          <table:table-cell table:style-name="TableCell89">
            <text:p text:style-name="Обычный"/>
          </table:table-cell>
          <table:table-cell table:style-name="TableCell90">
            <text:p text:style-name="Обычный"/>
          </table:table-cell>
        </table:table-row>
        <table:table-row table:style-name="TableRow91">
          <table:table-cell table:style-name="TableCell92" table:number-columns-spanned="2">
            <text:p text:style-name="Обычный"><text:span text:style-name="T93">Опыт работы</text:span></text:p>
            <text:p text:style-name="Обычный"/>
          </table:table-cell>
          <table:covered-table-cell/>
        </table:table-row>
        <table:table-row table:style-name="TableRow94">
          <table:table-cell table:style-name="TableCell95">
            <text:p text:style-name="Обычный"><text:span text:style-name="T96">С 2017 года по настоящее время</text:span></text:p>
          </table:table-cell>
          <table:table-cell table:style-name="TableCell97">
            <text:p text:style-name="Обычный"><text:span text:style-name="T98">Бизнес-консультант, переводчик, гид по Узбекистану</text:span></text:p>
            <text:p text:style-name="Обычный"/>
            <text:p text:style-name="Обычный"/>
          </table:table-cell>
        </table:table-row>
        <table:table-row table:style-name="TableRow99">
          <table:table-cell table:style-name="TableCell100">
            <text:p text:style-name="Обычный"><text:span text:style-name="T101">Декабрь 2011 — июль 2017</text:span></text:p>
            <text:p text:style-name="Обычный"/>
            <text:p text:style-name="Обычный"><text:span text:style-name="T102">5 лет и 8 месяцев</text:span></text:p>
          </table:table-cell>
          <table:table-cell table:style-name="TableCell103">
            <text:p text:style-name="Обычный"><text:span text:style-name="T104">Ассистент по политическим и экономическим вопросам, переводчик<text:s/></text:span><text:span text:style-name="T105">(Полная занятость)</text:span></text:p>
            <text:p text:style-name="Обычный"><text:span text:style-name="T106">Посольство Швейцарии в Ташкенте, Ташкент</text:span></text:p>
            <text:p text:style-name="Обычный"><text:span text:style-name="T107">Обязанности:</text:span></text:p>
            <text:p text:style-name="Обычный"><text:span text:style-name="T108">Мониторинг и анализ политической и экономической ситуации в стране и регионе</text:span></text:p>
            <text:p text:style-name="Обычный"><text:span text:style-name="T109">Подготовка и составление отчётов о различных аспектах политического, экономического, социально-правового</text:span><text:span text:style-name="T110"><text:s/>и общественного<text:s/></text:span><text:soft-page-break/><text:span text:style-name="T111">состояния и событий в стране и регионе</text:span></text:p>
            <text:p text:style-name="Обычный"><text:span text:style-name="T112">Подготовка и составление ежегодных отчётов о состоянии дел в экономике, в области прав человека, и политике и прочих аспектах</text:span></text:p>
            <text:p text:style-name="Обычный"><text:span text:style-name="T113">Сопровождение и помощь представителям швейцарского бизнеса в стране в рамк</text:span><text:span text:style-name="T114">ах миссии представительства</text:span></text:p>
            <text:p text:style-name="Обычный"><text:span text:style-name="T115">Контакты и медиация между представителями правительственных учреждений Швейцарии и Узбекистана, а также деловых кругов</text:span></text:p>
            <text:p text:style-name="Обычный"><text:span text:style-name="T116">Устный и письменный перевод с немецкого и английского на русский и узбекский</text:span></text:p>
            <text:p text:style-name="Обычный"><text:span text:style-name="T117">Подготовка презентаций</text:span></text:p>
            <text:p text:style-name="Обычный"><text:span text:style-name="T118">Участие в</text:span><text:span text:style-name="T119"><text:s/>переговорах</text:span></text:p>
            <text:p text:style-name="Обычный"><text:span text:style-name="T120">Организация посещенией регионов страны послом и представителями государственных структур и делегаций для ознакомления с ситуацией, координация протокольных мероприятий</text:span></text:p>
            <text:p text:style-name="Обычный"><text:span text:style-name="T121">Прием посетителей и делегаций</text:span></text:p>
            <text:p text:style-name="Обычный"/>
            <text:p text:style-name="Обычный"/>
          </table:table-cell>
        </table:table-row>
        <text:soft-page-break/>
        <table:table-row table:style-name="TableRow122">
          <table:table-cell table:style-name="TableCell123">
            <text:p text:style-name="Обычный"><text:span text:style-name="T124">Июнь 2011 — ноябрь 2011</text:span></text:p>
            <text:p text:style-name="Обычный"/>
            <text:p text:style-name="Обычный"><text:span text:style-name="T125">6 месяцев</text:span></text:p>
          </table:table-cell>
          <table:table-cell table:style-name="TableCell126">
            <text:p text:style-name="Обычный"><text:span text:style-name="T127">Администратор-переводчик<text:s/></text:span><text:span text:style-name="T128">(Полная занятость)</text:span></text:p>
            <text:p text:style-name="Обычный"><text:span text:style-name="T129">Хокимият города Ташкента, Ташкент</text:span></text:p>
            <text:p text:style-name="Обычный"/>
          </table:table-cell>
        </table:table-row>
        <table:table-row table:style-name="TableRow130">
          <table:table-cell table:style-name="TableCell131">
            <text:p text:style-name="Обычный"><text:span text:style-name="T132">Январь 2010 — февраль 2011</text:span></text:p>
            <text:p text:style-name="Обычный"/>
            <text:p text:style-name="Обычный"><text:span text:style-name="T133">1 год и 2 месяца</text:span></text:p>
          </table:table-cell>
          <table:table-cell table:style-name="TableCell134">
            <text:p text:style-name="Обычный"><text:span text:style-name="T135">Директор по маркетингу<text:s/></text:span><text:span text:style-name="T136">(Частичная занятость)</text:span></text:p>
            <text:p text:style-name="Обычный"><text:span text:style-name="T137">Lotgo.ru, Москва</text:span></text:p>
            <text:p text:style-name="Обычный"/>
          </table:table-cell>
        </table:table-row>
        <table:table-row table:style-name="TableRow138">
          <table:table-cell table:style-name="TableCell139">
            <text:p text:style-name="Обычный"><text:span text:style-name="T140">Октябрь 2006 — апрель 2007</text:span></text:p>
            <text:p text:style-name="Обычный"/>
            <text:p text:style-name="Обычный"><text:span text:style-name="T141">7 месяцев</text:span></text:p>
          </table:table-cell>
          <table:table-cell table:style-name="TableCell142">
            <text:p text:style-name="Обычный"><text:span text:style-name="T143">Ассистент по проекту<text:s/></text:span><text:span text:style-name="T144">(Полна</text:span><text:span text:style-name="T145">я занятость)</text:span></text:p>
            <text:p text:style-name="Обычный"><text:span text:style-name="T146">Siemens, Навои</text:span></text:p>
            <text:p text:style-name="Обычный"><text:span text:style-name="T147">Обязанности:</text:span></text:p>
            <text:p text:style-name="Обычный"><text:span text:style-name="T148">Устный и письменный перевод с немецкого на русский и узбекский</text:span></text:p>
            <text:p text:style-name="Обычный"><text:span text:style-name="T149">Ведение переписки по проекту</text:span></text:p>
            <text:p text:style-name="Обычный"><text:span text:style-name="T150">Логистика: бронирование авиабилетов и поиск транспорта</text:span></text:p>
            <text:p text:style-name="Обычный"><text:span text:style-name="T151">Супервайзинг проекта</text:span></text:p>
            <text:p text:style-name="Обычный"><text:span text:style-name="T152">Учёт материалов</text:span></text:p>
            <text:p text:style-name="Обычный"><text:span text:style-name="T153">Подготовка и организация<text:s/></text:span><text:span text:style-name="T154">собраний</text:span></text:p>
            <text:p text:style-name="Обычный"><text:span text:style-name="T155">Подготовка презентаций</text:span></text:p>
            <text:p text:style-name="Обычный"><text:span text:style-name="T156">Участие в переговорах</text:span></text:p>
            <text:p text:style-name="Обычный"><text:span text:style-name="T157">Организация местных и зарубежных командировок руководителей, координация транспорта для приезжающих гостей</text:span></text:p>
            <text:p text:style-name="Обычный"><text:span text:style-name="T158">Прием посетителей и делегаций</text:span></text:p>
            <text:p text:style-name="Обычный"/>
            <text:p text:style-name="Обычный"/>
          </table:table-cell>
        </table:table-row>
        <table:table-row table:style-name="TableRow159">
          <table:table-cell table:style-name="TableCell160">
            <text:p text:style-name="Обычный"><text:span text:style-name="T161">Май 2003 —<text:s/></text:span><text:soft-page-break/><text:span text:style-name="T162">январь 2006</text:span></text:p>
            <text:p text:style-name="Обычный"/>
            <text:p text:style-name="Обычный"><text:span text:style-name="T163">2 года и 9 месяцев</text:span></text:p>
          </table:table-cell>
          <table:table-cell table:style-name="TableCell164">
            <text:p text:style-name="Обычный"><text:span text:style-name="T165">Ведущий специалист<text:s/></text:span><text:span text:style-name="T166">(Полная занятость)</text:span></text:p>
            <text:soft-page-break/>
            <text:p text:style-name="Обычный"><text:span text:style-name="T167">Федерация футбола Узбекистана, Ташкент</text:span></text:p>
            <text:p text:style-name="Обычный"><text:span text:style-name="T168">Обязанности:</text:span></text:p>
            <text:p text:style-name="Обычный"><text:span text:style-name="T169">Устный и письменный перевод для иностранных специалистов</text:span></text:p>
            <text:p text:style-name="Обычный"><text:span text:style-name="T170">в том числе тренеров национальной, молодёжной и юношеской сборной страны по футболу</text:span></text:p>
            <text:p text:style-name="Обычный"><text:span text:style-name="T171">Помощь в административной работе отдела</text:span></text:p>
            <text:p text:style-name="Обычный"><text:span text:style-name="T172">Со</text:span><text:span text:style-name="T173">провождение сборных команд в зарубежных поездках</text:span></text:p>
            <text:p text:style-name="Обычный"><text:span text:style-name="T174">Сопровождение и помощь в работе сборных команд на отборочных этапах кубка мира и кубка Азии по футболу</text:span></text:p>
            <text:p text:style-name="Обычный"/>
            <text:p text:style-name="Обычный"/>
          </table:table-cell>
        </table:table-row>
        <text:soft-page-break/>
        <table:table-row table:style-name="TableRow175">
          <table:table-cell table:style-name="TableCell176">
            <text:p text:style-name="Обычный"><text:span text:style-name="T177">Август 1999 — январь 2003</text:span></text:p>
            <text:p text:style-name="Обычный"/>
            <text:p text:style-name="Обычный"><text:span text:style-name="T178">3 года и 6 месяцев</text:span></text:p>
          </table:table-cell>
          <table:table-cell table:style-name="TableCell179">
            <text:p text:style-name="Обычный"><text:span text:style-name="T180">Преподаватель<text:s/></text:span><text:span text:style-name="T181">(Частичная занятость)</text:span></text:p>
            <text:p text:style-name="Обычный"><text:span text:style-name="T182">Узбекский государст</text:span><text:span text:style-name="T183">венный университет мировых языков, Ташкент</text:span></text:p>
            <text:p text:style-name="Обычный"><text:span text:style-name="T184">Обязанности:</text:span></text:p>
            <text:p text:style-name="Обычный"><text:span text:style-name="T185">Преподавание фонетики и лексики немецкого языка на младших курсах</text:span></text:p>
            <text:p text:style-name="Обычный"><text:span text:style-name="T186">Подготовка дидактических материалов и контрольно-тестовых работ</text:span></text:p>
            <text:p text:style-name="Обычный"><text:span text:style-name="T187">Подготовка лучших студентов факультета к языковым олимпиадам</text:span></text:p>
            <text:p text:style-name="Обычный"/>
            <text:p text:style-name="Обычный"/>
          </table:table-cell>
        </table:table-row>
        <table:table-row table:style-name="TableRow188">
          <table:table-cell table:style-name="TableCell189">
            <text:p text:style-name="Обычный"><text:span text:style-name="T190">Февраль 1999 — сентябрь 2001</text:span></text:p>
            <text:p text:style-name="Обычный"/>
            <text:p text:style-name="Обычный"><text:span text:style-name="T191">2 года и 8 месяцев</text:span></text:p>
          </table:table-cell>
          <table:table-cell table:style-name="TableCell192">
            <text:p text:style-name="Обычный"><text:span text:style-name="T193">Ассистент по культурным программам<text:s/></text:span><text:span text:style-name="T194">(Полная занятость)</text:span></text:p>
            <text:p text:style-name="Обычный"><text:span text:style-name="T195">Институт им. Гёте, Ташкент</text:span></text:p>
            <text:p text:style-name="Обычный"><text:span text:style-name="T196">Обязанности:</text:span></text:p>
            <text:p text:style-name="Обычный"><text:span text:style-name="T197">Устный и письменный перевод с немецкого на русский и узбекский</text:span></text:p>
            <text:p text:style-name="Обычный"><text:span text:style-name="T198">Участие в разработке, планировании и осуществлен</text:span><text:span text:style-name="T199">ии культурных, культурно-социальных, культурно-политических проектов</text:span></text:p>
            <text:p text:style-name="Обычный"><text:span text:style-name="T200">Организация и проведение выставок, презентаций, семинаров, концертов, кинофестивалей, гастролей театров и музыкальных коллективов</text:span></text:p>
            <text:p text:style-name="Обычный"><text:span text:style-name="T201">Публикация книг, брошюр и других печатных материалов</text:span></text:p>
            <text:p text:style-name="Обычный"><text:span text:style-name="T202">PR</text:span></text:p>
            <text:p text:style-name="Обычный"><text:span text:style-name="T203">Подготовка и организация собраний</text:span></text:p>
            <text:p text:style-name="Обычный"><text:span text:style-name="T204">Подготовка презентаций</text:span></text:p>
            <text:p text:style-name="Обычный"><text:span text:style-name="T205">Участие в переговорах</text:span></text:p>
            <text:p text:style-name="Обычный"><text:span text:style-name="T206">Организация местных и зарубежных командировок руководителей, координация транспорта для приезжающих гостей</text:span></text:p>
            <text:p text:style-name="Обычный"><text:span text:style-name="T207">Прием посетителей и делегаций</text:span></text:p>
            <text:p text:style-name="Обычный"/>
            <text:p text:style-name="Обычный"/>
          </table:table-cell>
        </table:table-row>
        <text:soft-page-break/>
        <table:table-row table:style-name="TableRow208">
          <table:table-cell table:style-name="TableCell209">
            <text:p text:style-name="Обычный"><text:span text:style-name="T210">Июнь 1996 — сентябрь 1999</text:span></text:p>
            <text:p text:style-name="Обычный"/>
            <text:p text:style-name="Обычный"><text:span text:style-name="T211">3 года и 4</text:span><text:span text:style-name="T212"><text:s/>месяца</text:span></text:p>
          </table:table-cell>
          <table:table-cell table:style-name="TableCell213">
            <text:p text:style-name="Обычный"><text:span text:style-name="T214">Гид-переводчик, тур-оператор<text:s/></text:span><text:span text:style-name="T215">(Частичная занятость)</text:span></text:p>
            <text:p text:style-name="Обычный"><text:span text:style-name="T216">Ёрдамчи-турсервис, Ташкент</text:span></text:p>
            <text:p text:style-name="Обычный"><text:span text:style-name="T217">Обязанности:</text:span></text:p>
            <text:p text:style-name="Обычный"><text:span text:style-name="T218">Поиск и ведение переговоров с потенциальными клиентами</text:span></text:p>
            <text:p text:style-name="Обычный"><text:span text:style-name="T219">Разработка и перевод на иностранный язык тур-продуктов и других рекламных материалов</text:span></text:p>
            <text:p text:style-name="Обычный"><text:span text:style-name="T220">Подготовка и<text:s/></text:span><text:span text:style-name="T221">проведение туров</text:span></text:p>
            <text:p text:style-name="Обычный"><text:span text:style-name="T222">переписка с иностранными партнёрами</text:span></text:p>
            <text:p text:style-name="Обычный"><text:span text:style-name="T223">Логистика маршрутов</text:span></text:p>
            <text:p text:style-name="Обычный"><text:span text:style-name="T224">Бронирование авиабилетов, железнодорожных билетов</text:span></text:p>
            <text:p text:style-name="Обычный"><text:span text:style-name="T225">Поиск и подбор транспорта для туров и маршрутов</text:span></text:p>
            <text:p text:style-name="Обычный"><text:span text:style-name="T226">Подбор и бронирование гостиниц</text:span></text:p>
            <text:p text:style-name="Обычный"><text:span text:style-name="T227">Мониторинг маршрутов и клиентской базы</text:span></text:p>
            <text:p text:style-name="Обычный"><text:span text:style-name="T228">Экскурсии по го</text:span><text:span text:style-name="T229">родам Ташкент, Самарканд, Шахрисабз, Бухара, Хива, Нукус, Каракалпакстан, Аральское море, Кызылкумы, Каракумы, горные районы Узбекистана и других стран Центральной Азии, стран Шёлкового Пути, Германии, Швейцарии (города, музеи, ландшафты)</text:span></text:p>
            <text:p text:style-name="Обычный"/>
            <text:p text:style-name="Обычный"/>
          </table:table-cell>
        </table:table-row>
        <table:table-row table:style-name="TableRow230">
          <table:table-cell table:style-name="TableCell231">
            <text:p text:style-name="Обычный"><text:span text:style-name="T232">Октябрь 1998 —</text:span><text:span text:style-name="T233"><text:s/>март 1999</text:span></text:p>
            <text:p text:style-name="Обычный"/>
            <text:p text:style-name="Обычный"><text:span text:style-name="T234">6 месяцев</text:span></text:p>
          </table:table-cell>
          <table:table-cell table:style-name="TableCell235">
            <text:p text:style-name="Обычный"><text:span text:style-name="T236">Технический переводчик<text:s/></text:span><text:span text:style-name="T237">(Частичная занятость)</text:span></text:p>
            <text:p text:style-name="Обычный"><text:span text:style-name="T238">СП ЗАО "МЕДИЗ", Ташкент</text:span></text:p>
            <text:p text:style-name="Обычный"><text:span text:style-name="T239">Обязанности:</text:span></text:p>
            <text:p text:style-name="Обычный"><text:span text:style-name="T240">Руководство переводчиками проекта</text:span></text:p>
            <text:p text:style-name="Обычный"><text:span text:style-name="T241">Организация работ по переводческому сопровождению проекта реконструкции</text:span></text:p>
            <text:p text:style-name="Обычный"><text:span text:style-name="T242">Перевод переговоров партнёров по проекту</text:span></text:p>
            <text:p text:style-name="Обычный"><text:span text:style-name="T243">Письменный перевод технической документации проекта</text:span></text:p>
            <text:p text:style-name="Обычный"><text:span text:style-name="T244">Редактирование материалов проекта</text:span></text:p>
            <text:p text:style-name="Обычный"/>
            <text:p text:style-name="Обычный"/>
          </table:table-cell>
        </table:table-row>
        <table:table-row table:style-name="TableRow245">
          <table:table-cell table:style-name="TableCell246">
            <text:p text:style-name="Обычный"/>
          </table:table-cell>
          <table:table-cell table:style-name="TableCell247">
            <text:p text:style-name="Обычный"/>
          </table:table-cell>
        </table:table-row>
        <table:table-row table:style-name="TableRow248">
          <table:table-cell table:style-name="TableCell249" table:number-columns-spanned="2">
            <text:p text:style-name="Обычный"><text:span text:style-name="T250">Образование</text:span></text:p>
          </table:table-cell>
          <table:covered-table-cell/>
        </table:table-row>
        <table:table-row table:style-name="TableRow251">
          <table:table-cell table:style-name="TableCell252">
            <text:p text:style-name="Обычный"/>
          </table:table-cell>
          <table:table-cell table:style-name="TableCell253">
            <text:p text:style-name="Обычный"/>
          </table:table-cell>
        </table:table-row>
        <table:table-row table:style-name="TableRow254">
          <table:table-cell table:style-name="TableCell255">
            <text:p text:style-name="Обычный"><text:span text:style-name="T256">Учебное заведение:</text:span></text:p>
          </table:table-cell>
          <table:table-cell table:style-name="TableCell257">
            <text:p text:style-name="Обычный"><text:span text:style-name="T258">Узбекский государственный университет мировыхи языков<text:s/></text:span></text:p>
          </table:table-cell>
        </table:table-row>
        <table:table-row table:style-name="TableRow259">
          <table:table-cell table:style-name="TableCell260">
            <text:p text:style-name="Обычный"><text:span text:style-name="T261">Дата окончания:</text:span></text:p>
          </table:table-cell>
          <table:table-cell table:style-name="TableCell262">
            <text:p text:style-name="Обычный"><text:span text:style-name="T263">2006 год</text:span></text:p>
          </table:table-cell>
        </table:table-row>
        <table:table-row table:style-name="TableRow264">
          <table:table-cell table:style-name="TableCell265">
            <text:p text:style-name="Обычный"><text:span text:style-name="T266">Уровень образования:</text:span></text:p>
          </table:table-cell>
          <table:table-cell table:style-name="TableCell267">
            <text:p text:style-name="Обычный"><text:span text:style-name="T268">Высшее</text:span></text:p>
          </table:table-cell>
        </table:table-row>
        <table:table-row table:style-name="TableRow269">
          <table:table-cell table:style-name="TableCell270">
            <text:p text:style-name="Обычный"><text:span text:style-name="T271">Факультет:</text:span></text:p>
          </table:table-cell>
          <table:table-cell table:style-name="TableCell272">
            <text:p text:style-name="Обычный"><text:span text:style-name="T273">Аспирантура</text:span></text:p>
          </table:table-cell>
        </table:table-row>
        <text:soft-page-break/>
        <table:table-row table:style-name="TableRow274">
          <table:table-cell table:style-name="TableCell275">
            <text:p text:style-name="Обычный"><text:span text:style-name="T276">Специальность:</text:span></text:p>
          </table:table-cell>
          <table:table-cell table:style-name="TableCell277">
            <text:p text:style-name="Обычный"><text:span text:style-name="T278">10.02.04 (немецкий язык)</text:span></text:p>
          </table:table-cell>
        </table:table-row>
        <table:table-row table:style-name="TableRow279">
          <table:table-cell table:style-name="TableCell280">
            <text:p text:style-name="Обычный"><text:span text:style-name="T281">Форма обучения:</text:span></text:p>
          </table:table-cell>
          <table:table-cell table:style-name="TableCell282">
            <text:p text:style-name="Обычный"><text:span text:style-name="T283">Дневная/Очная</text:span></text:p>
          </table:table-cell>
        </table:table-row>
        <table:table-row table:style-name="TableRow284">
          <table:table-cell table:style-name="TableCell285">
            <text:p text:style-name="Обычный"/>
          </table:table-cell>
          <table:table-cell table:style-name="TableCell286">
            <text:p text:style-name="Обычный"/>
          </table:table-cell>
        </table:table-row>
        <table:table-row table:style-name="TableRow287">
          <table:table-cell table:style-name="TableCell288">
            <text:p text:style-name="Обычный"><text:span text:style-name="T289">Учебное заведение:</text:span></text:p>
          </table:table-cell>
          <table:table-cell table:style-name="TableCell290">
            <text:p text:style-name="Обычный"><text:span text:style-name="T291">Узбекский государственный университет мировыхи языков<text:s/></text:span></text:p>
          </table:table-cell>
        </table:table-row>
        <table:table-row table:style-name="TableRow292">
          <table:table-cell table:style-name="TableCell293">
            <text:p text:style-name="Обычный"><text:span text:style-name="T294">Дата окончания:</text:span></text:p>
          </table:table-cell>
          <table:table-cell table:style-name="TableCell295">
            <text:p text:style-name="Обычный"><text:span text:style-name="T296">1999 год</text:span></text:p>
          </table:table-cell>
        </table:table-row>
        <table:table-row table:style-name="TableRow297">
          <table:table-cell table:style-name="TableCell298">
            <text:p text:style-name="Обычный"><text:span text:style-name="T299">Уровень образования:</text:span></text:p>
          </table:table-cell>
          <table:table-cell table:style-name="TableCell300">
            <text:p text:style-name="Обычный"><text:span text:style-name="T301">Высшее</text:span></text:p>
          </table:table-cell>
        </table:table-row>
        <table:table-row table:style-name="TableRow302">
          <table:table-cell table:style-name="TableCell303">
            <text:p text:style-name="Обычный"><text:span text:style-name="T304">Факультет:</text:span></text:p>
          </table:table-cell>
          <table:table-cell table:style-name="TableCell305">
            <text:p text:style-name="Обычный"><text:span text:style-name="T306">Немецкая филология</text:span></text:p>
          </table:table-cell>
        </table:table-row>
        <table:table-row table:style-name="TableRow307">
          <table:table-cell table:style-name="TableCell308">
            <text:p text:style-name="Обычный"><text:span text:style-name="T309">Специальность:</text:span></text:p>
          </table:table-cell>
          <table:table-cell table:style-name="TableCell310">
            <text:p text:style-name="Обычный"><text:span text:style-name="T311">Преподаватель немецкого и английского языков</text:span></text:p>
          </table:table-cell>
        </table:table-row>
        <table:table-row table:style-name="TableRow312">
          <table:table-cell table:style-name="TableCell313">
            <text:p text:style-name="Обычный"><text:span text:style-name="T314">Форма обучения:</text:span></text:p>
          </table:table-cell>
          <table:table-cell table:style-name="TableCell315">
            <text:p text:style-name="Обычный"><text:span text:style-name="T316">Дневная/Очная</text:span></text:p>
          </table:table-cell>
        </table:table-row>
        <table:table-row table:style-name="TableRow317">
          <table:table-cell table:style-name="TableCell318">
            <text:p text:style-name="Обычный"/>
          </table:table-cell>
          <table:table-cell table:style-name="TableCell319">
            <text:p text:style-name="Обычный"/>
          </table:table-cell>
        </table:table-row>
        <table:table-row table:style-name="TableRow320">
          <table:table-cell table:style-name="TableCell321">
            <text:p text:style-name="Обычный"/>
          </table:table-cell>
          <table:table-cell table:style-name="TableCell322">
            <text:p text:style-name="Обычный"/>
          </table:table-cell>
        </table:table-row>
        <table:table-row table:style-name="TableRow323">
          <table:table-cell table:style-name="TableCell324" table:number-columns-spanned="2">
            <text:p text:style-name="Обычный"><text:span text:style-name="T325">Курсы и тренинги</text:span></text:p>
          </table:table-cell>
          <table:covered-table-cell/>
        </table:table-row>
        <table:table-row table:style-name="TableRow326">
          <table:table-cell table:style-name="TableCell327">
            <text:p text:style-name="Обычный"/>
          </table:table-cell>
          <table:table-cell table:style-name="TableCell328">
            <text:p text:style-name="Обычный"/>
          </table:table-cell>
        </table:table-row>
        <table:table-row table:style-name="TableRow329">
          <table:table-cell table:style-name="TableCell330">
            <text:p text:style-name="Обычный"><text:span text:style-name="T331">Название курса:</text:span></text:p>
          </table:table-cell>
          <table:table-cell table:style-name="TableCell332">
            <text:p text:style-name="Обычный"><text:span text:style-name="T333">Семинар под руководством проф. Э. Фляйшера на тему «Устный и письменный перевод в современных условиях» Prof. Dr. E.<text:s/></text:span><text:span text:style-name="T334">Fleischer in "Uebersetzen und Dolmetschen in einer modernen Welt"</text:span></text:p>
          </table:table-cell>
        </table:table-row>
        <table:table-row table:style-name="TableRow335">
          <table:table-cell table:style-name="TableCell336">
            <text:p text:style-name="Обычный"><text:span text:style-name="T337">Учебное заведение:</text:span></text:p>
          </table:table-cell>
          <table:table-cell table:style-name="TableCell338">
            <text:p text:style-name="Обычный"><text:span text:style-name="T339">Немецко-Казахстанский университет</text:span></text:p>
          </table:table-cell>
        </table:table-row>
        <table:table-row table:style-name="TableRow340">
          <table:table-cell table:style-name="TableCell341">
            <text:p text:style-name="Обычный"><text:span text:style-name="T342">Дата окончания:</text:span></text:p>
          </table:table-cell>
          <table:table-cell table:style-name="TableCell343">
            <text:p text:style-name="Обычный"><text:span text:style-name="T344">2005 год</text:span></text:p>
          </table:table-cell>
        </table:table-row>
        <table:table-row table:style-name="TableRow345">
          <table:table-cell table:style-name="TableCell346">
            <text:p text:style-name="Обычный"/>
          </table:table-cell>
          <table:table-cell table:style-name="TableCell347">
            <text:p text:style-name="Обычный"/>
          </table:table-cell>
        </table:table-row>
        <table:table-row table:style-name="TableRow348">
          <table:table-cell table:style-name="TableCell349">
            <text:p text:style-name="Обычный"><text:span text:style-name="T350">Название курса:</text:span></text:p>
          </table:table-cell>
          <table:table-cell table:style-name="TableCell351">
            <text:p text:style-name="Обычный"><text:span text:style-name="T352">Семинар «Оптимизация преподавания перевода в ВУЗе</text:span></text:p>
          </table:table-cell>
        </table:table-row>
        <table:table-row table:style-name="TableRow353">
          <table:table-cell table:style-name="TableCell354">
            <text:p text:style-name="Обычный"><text:span text:style-name="T355">Учебное заведение:</text:span></text:p>
          </table:table-cell>
          <table:table-cell table:style-name="TableCell356">
            <text:p text:style-name="Обычный"><text:span text:style-name="T357">МГУ им. Ломоносова</text:span></text:p>
          </table:table-cell>
        </table:table-row>
        <table:table-row table:style-name="TableRow358">
          <table:table-cell table:style-name="TableCell359">
            <text:p text:style-name="Обычный"><text:span text:style-name="T360">Дата окончания:</text:span></text:p>
          </table:table-cell>
          <table:table-cell table:style-name="TableCell361">
            <text:p text:style-name="Обычный"><text:span text:style-name="T362">2004 год</text:span></text:p>
          </table:table-cell>
        </table:table-row>
        <table:table-row table:style-name="TableRow363">
          <table:table-cell table:style-name="TableCell364">
            <text:p text:style-name="Обычный"/>
          </table:table-cell>
          <table:table-cell table:style-name="TableCell365">
            <text:p text:style-name="Обычный"/>
          </table:table-cell>
        </table:table-row>
        <table:table-row table:style-name="TableRow366">
          <table:table-cell table:style-name="TableCell367">
            <text:p text:style-name="Обычный"><text:span text:style-name="T368">Название курса:</text:span></text:p>
          </table:table-cell>
          <table:table-cell table:style-name="TableCell369">
            <text:p text:style-name="Обычный"><text:span text:style-name="T370">Семинар по переводу под руководством проф. Кауца (Prof. Dr. Kautz) Гейдельберг, ФРГ</text:span></text:p>
          </table:table-cell>
        </table:table-row>
        <table:table-row table:style-name="TableRow371">
          <table:table-cell table:style-name="TableCell372">
            <text:p text:style-name="Обычный"><text:span text:style-name="T373">Учебное заведение:</text:span></text:p>
          </table:table-cell>
          <table:table-cell table:style-name="TableCell374">
            <text:p text:style-name="Обычный"><text:span text:style-name="T375">Институт им. Гёте, Ташкент</text:span></text:p>
          </table:table-cell>
        </table:table-row>
        <table:table-row table:style-name="TableRow376">
          <table:table-cell table:style-name="TableCell377">
            <text:p text:style-name="Обычный"><text:span text:style-name="T378">Дата окончания:</text:span></text:p>
          </table:table-cell>
          <table:table-cell table:style-name="TableCell379">
            <text:p text:style-name="Обычный"><text:span text:style-name="T380">2003 год</text:span></text:p>
          </table:table-cell>
        </table:table-row>
        <table:table-row table:style-name="TableRow381">
          <table:table-cell table:style-name="TableCell382">
            <text:p text:style-name="Обычный"/>
          </table:table-cell>
          <table:table-cell table:style-name="TableCell383">
            <text:p text:style-name="Обычный"/>
          </table:table-cell>
        </table:table-row>
        <table:table-row table:style-name="TableRow384">
          <table:table-cell table:style-name="TableCell385">
            <text:p text:style-name="Обычный"><text:span text:style-name="T386">Название курса:</text:span></text:p>
          </table:table-cell>
          <table:table-cell table:style-name="TableCell387">
            <text:p text:style-name="Обычный"><text:span text:style-name="T388">Менеджмент проектов в области<text:s/></text:span><text:span text:style-name="T389">кино-теле-видео и мультимедиа</text:span></text:p>
          </table:table-cell>
        </table:table-row>
        <table:table-row table:style-name="TableRow390">
          <table:table-cell table:style-name="TableCell391">
            <text:p text:style-name="Обычный"><text:span text:style-name="T392">Учебное заведение:</text:span></text:p>
          </table:table-cell>
          <table:table-cell table:style-name="TableCell393">
            <text:p text:style-name="Обычный"><text:span text:style-name="T394">Институт им. Гёте</text:span></text:p>
          </table:table-cell>
        </table:table-row>
        <table:table-row table:style-name="TableRow395">
          <table:table-cell table:style-name="TableCell396">
            <text:p text:style-name="Обычный"><text:span text:style-name="T397">Дата окончания:</text:span></text:p>
          </table:table-cell>
          <table:table-cell table:style-name="TableCell398">
            <text:p text:style-name="Обычный"><text:span text:style-name="T399">2001 год</text:span></text:p>
          </table:table-cell>
        </table:table-row>
        <table:table-row table:style-name="TableRow400">
          <table:table-cell table:style-name="TableCell401">
            <text:p text:style-name="Обычный"/>
          </table:table-cell>
          <table:table-cell table:style-name="TableCell402">
            <text:p text:style-name="Обычный"/>
          </table:table-cell>
        </table:table-row>
        <table:table-row table:style-name="TableRow403">
          <table:table-cell table:style-name="TableCell404">
            <text:p text:style-name="Обычный"><text:span text:style-name="T405">Название курса:</text:span></text:p>
          </table:table-cell>
          <table:table-cell table:style-name="TableCell406">
            <text:p text:style-name="Обычный"><text:span text:style-name="T407">Целевое ориентирование при подготовке проектов</text:span></text:p>
          </table:table-cell>
        </table:table-row>
        <table:table-row table:style-name="TableRow408">
          <table:table-cell table:style-name="TableCell409">
            <text:p text:style-name="Обычный"><text:span text:style-name="T410">Учебное заведение:</text:span></text:p>
          </table:table-cell>
          <table:table-cell table:style-name="TableCell411">
            <text:p text:style-name="Обычный"><text:span text:style-name="T412">Институт им. Гёте</text:span></text:p>
          </table:table-cell>
        </table:table-row>
        <table:table-row table:style-name="TableRow413">
          <table:table-cell table:style-name="TableCell414">
            <text:p text:style-name="Обычный"><text:span text:style-name="T415">Дата окончания:</text:span></text:p>
          </table:table-cell>
          <table:table-cell table:style-name="TableCell416">
            <text:p text:style-name="Обычный"><text:span text:style-name="T417">1999 год</text:span></text:p>
          </table:table-cell>
        </table:table-row>
        <table:table-row table:style-name="TableRow418">
          <table:table-cell table:style-name="TableCell419">
            <text:p text:style-name="Обычный"/>
          </table:table-cell>
          <table:table-cell table:style-name="TableCell420">
            <text:p text:style-name="Обычный"/>
          </table:table-cell>
        </table:table-row>
        <table:table-row table:style-name="TableRow421">
          <table:table-cell table:style-name="TableCell422">
            <text:p text:style-name="Обычный"/>
          </table:table-cell>
          <table:table-cell table:style-name="TableCell423">
            <text:p text:style-name="Обычный"/>
          </table:table-cell>
        </table:table-row>
        <table:table-row table:style-name="TableRow424">
          <table:table-cell table:style-name="TableCell425" table:number-columns-spanned="2">
            <text:p text:style-name="Обычный"><text:span text:style-name="T426">Иностранные языки</text:span></text:p>
          </table:table-cell>
          <table:covered-table-cell/>
        </table:table-row>
        <table:table-row table:style-name="TableRow427">
          <table:table-cell table:style-name="TableCell428">
            <text:p text:style-name="Обычный"/>
          </table:table-cell>
          <table:table-cell table:style-name="TableCell429">
            <text:p text:style-name="Обычный"/>
          </table:table-cell>
        </table:table-row>
        <table:table-row table:style-name="TableRow430">
          <table:table-cell table:style-name="TableCell431">
            <text:p text:style-name="Обычный"><text:span text:style-name="T432">Английский:<text:s/></text:span></text:p>
          </table:table-cell>
          <table:table-cell table:style-name="TableCell433">
            <text:p text:style-name="Обычный"><text:span text:style-name="T434">Разговорный, продвинутый уровень</text:span></text:p>
          </table:table-cell>
        </table:table-row>
        <table:table-row table:style-name="TableRow435">
          <table:table-cell table:style-name="TableCell436">
            <text:p text:style-name="Обычный"><text:span text:style-name="T437">Немецкий:<text:s/></text:span></text:p>
          </table:table-cell>
          <table:table-cell table:style-name="TableCell438">
            <text:p text:style-name="Обычный"><text:span text:style-name="T439">Свободно владею</text:span></text:p>
          </table:table-cell>
        </table:table-row>
        <table:table-row table:style-name="TableRow440">
          <table:table-cell table:style-name="TableCell441">
            <text:p text:style-name="Обычный"><text:span text:style-name="T442">Узбекский:<text:s/></text:span></text:p>
          </table:table-cell>
          <table:table-cell table:style-name="TableCell443">
            <text:p text:style-name="Обычный"><text:span text:style-name="T444">Свободно владею</text:span></text:p>
          </table:table-cell>
        </table:table-row>
        <table:table-row table:style-name="TableRow445">
          <table:table-cell table:style-name="TableCell446">
            <text:p text:style-name="Обычный"><text:span text:style-name="T447">Русский:<text:s/></text:span></text:p>
          </table:table-cell>
          <table:table-cell table:style-name="TableCell448">
            <text:p text:style-name="Обычный"><text:span text:style-name="T449">Свободно владею</text:span></text:p>
          </table:table-cell>
        </table:table-row>
        <table:table-row table:style-name="TableRow450">
          <table:table-cell table:style-name="TableCell451">
            <text:p text:style-name="Обычный"/>
          </table:table-cell>
          <table:table-cell table:style-name="TableCell452">
            <text:p text:style-name="Обычный"/>
          </table:table-cell>
        </table:table-row>
        <table:table-row table:style-name="TableRow453">
          <table:table-cell table:style-name="TableCell454" table:number-columns-spanned="2">
            <text:p text:style-name="Обычный"><text:span text:style-name="T455">Дополнительная информация</text:span></text:p>
          </table:table-cell>
          <table:covered-table-cell/>
        </table:table-row>
        <table:table-row table:style-name="TableRow456">
          <table:table-cell table:style-name="TableCell457">
            <text:p text:style-name="Обычный"/>
          </table:table-cell>
          <table:table-cell table:style-name="TableCell458">
            <text:p text:style-name="Обычный"/>
          </table:table-cell>
        </table:table-row>
        <table:table-row table:style-name="TableRow459">
          <table:table-cell table:style-name="TableCell460">
            <text:p text:style-name="Обычный"><text:span text:style-name="T461">Ключевые навыки и достижения:</text:span></text:p>
          </table:table-cell>
          <table:table-cell table:style-name="TableCell462">
            <text:p text:style-name="Обычный"><text:span text:style-name="T463">С 2001 года работаю в качестве свободного переводчика. Среди<text:s/></text:span><text:span text:style-name="T464">постоянных клиентов и заказчиков: Институт им. Гёте, Радио "Немецкая волна", компания "Кнауф", УИК "Узбекинвест", Театр Мюльхайм ан дер Рур, Государственная консерватория, Мойзер Архитектен БДА, ГТЦ (GTZ), GIZ, Посольство Германии в Узбекистане, туристичес</text:span><text:span text:style-name="T465">кие компании, МВЭСиТ.</text:span></text:p>
            <text:p text:style-name="Обычный"/>
            <text:p text:style-name="Обычный"><text:span text:style-name="T466">Компьютерные</text:span><text:span text:style-name="T467"><text:s/></text:span><text:span text:style-name="T468">навыки</text:span><text:span text:style-name="T469">:</text:span></text:p>
            <text:p text:style-name="Обычный"><text:span text:style-name="T470">Windows, MS Office, Internet,<text:s/></text:span><text:span text:style-name="T471">ИИ</text:span><text:span text:style-name="T472"><text:s/>(AI)</text:span></text:p>
            <text:p text:style-name="Обычный"><text:span text:style-name="T473">Знание офисной техники, телефонных станций, копировальной и множительной техники</text:span></text:p>
          </table:table-cell>
        </table:table-row>
        <table:table-row table:style-name="TableRow474">
          <table:table-cell table:style-name="TableCell475">
            <text:p text:style-name="Обычный"><text:span text:style-name="T476">Дополнительные сведения:</text:span></text:p>
          </table:table-cell>
          <table:table-cell table:style-name="TableCell477">
            <text:p text:style-name="Обычный"><text:span text:style-name="T478">Навыки синхронного перевода немецкий-русский</text:span></text:p>
            <text:p text:style-name="Обычный"><text:span text:style-name="T479">Последовательный<text:s/></text:span><text:span text:style-name="T480">перевод, перевод по телефону</text:span></text:p>
            <text:p text:style-name="Обычный"><text:span text:style-name="T481">Письменный перевод – все основные виды в тематиках культура, кино, музыка, архитектура, строительство, компьютеры, литература, туризм, политика, экономика, права человека, экология, бизнес, спорт</text:span></text:p>
            <text:p text:style-name="Обычный"/>
            <text:p text:style-name="Обычный"><text:span text:style-name="T482">Умение работать в команде, в т</text:span><text:span text:style-name="T483">ом числе международного состава</text:span></text:p>
            <text:p text:style-name="Обычный"><text:span text:style-name="T484">Постоянное стремление к самообразованию</text:span></text:p>
            <text:p text:style-name="Обычный"><text:span text:style-name="T485">Ярко выраженные лидерские качества</text:span></text:p>
            <text:p text:style-name="Обычный"><text:span text:style-name="T486">Умение быстро приспособляться к новым обстоятельствам</text:span></text:p>
            <text:p text:style-name="Обычный"><text:span text:style-name="T487">Мобильность и готовность к любым командировкам</text:span></text:p>
          </table:table-cell>
        </table:table-row>
      </table:table>
      <text:p text:style-name="Обычный"><text:span text:style-name="T488">_____________________________________________________________</text:span></text:p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Обычный"/>
          </table:table-cell>
          <table:table-cell table:style-name="TableCell494">
            <text:p text:style-name="Обычный"/>
          </table:table-cell>
        </table:table-row>
        <table:table-row table:style-name="TableRow495">
          <table:table-cell table:style-name="TableCell496">
            <text:p text:style-name="Обычный"/>
          </table:table-cell>
          <table:table-cell table:style-name="TableCell497">
            <text:p text:style-name="Обычный"/>
          </table:table-cell>
        </table:table-row>
        <table:table-row table:style-name="TableRow498">
          <table:table-cell table:style-name="TableCell499">
            <text:p text:style-name="Обычный"/>
          </table:table-cell>
          <table:table-cell table:style-name="TableCell500">
            <text:p text:style-name="Обычный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Reference Sans Serif" svg:font-family="MS Reference Sans Serif" style:font-family-generic="swiss" style:font-pitch="variable" svg:panose-1="2 11 6 4 3 5 4 4 2 4"/>
    <style:font-face style:name="0" svg:font-family="0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bm.hamrayev</dc:creator>
    <meta:creation-date>2025-09-20T11:15:00Z</meta:creation-date>
    <dc:date>2025-09-20T11:15:00Z</dc:date>
    <meta:template xlink:href="Normal.dotm" xlink:type="simple"/>
    <meta:editing-cycles>2</meta:editing-cycles>
    <meta:editing-duration>PT0S</meta:editing-duration>
    <meta:document-statistic meta:page-count="6" meta:paragraph-count="15" meta:word-count="1177" meta:character-count="7872" meta:row-count="55" meta:non-whitespace-character-count="6710"/>
  </office:meta>
</office:document-meta>
</file>